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6.9479in" fo:margin-left="-0.075in" fo:margin-top="0in" fo:margin-bottom="0in" table:align="left" style:writing-mode="page"/>
    </style:style>
    <style:style style:name="Table1.A" style:family="table-column">
      <style:table-column-properties style:column-width="0.9819in"/>
    </style:style>
    <style:style style:name="Table1.B" style:family="table-column">
      <style:table-column-properties style:column-width="5.96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writing-mode="lr-tb"/>
      <style:text-properties officeooo:paragraph-rsid="0006db98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06db98"/>
    </style:style>
    <style:style style:name="P3" style:family="paragraph" style:parent-style-name="Standard">
      <style:paragraph-properties fo:margin-right="-0.0016in" fo:text-align="center" style:justify-single-word="false" style:writing-mode="lr-tb"/>
      <style:text-properties officeooo:paragraph-rsid="0006db98"/>
    </style:style>
    <style:style style:name="P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 style:writing-mode="lr-tb"/>
      <style:text-properties fo:font-size="12pt" fo:font-weight="bold" officeooo:paragraph-rsid="0006db98" style:font-size-asian="12pt" style:font-weight-asian="bold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2pt" fo:font-weight="bold" officeooo:paragraph-rsid="0006db98" style:font-size-asian="12pt" style:font-weight-asian="bold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2pt" officeooo:paragraph-rsid="0006db98" style:font-size-asian="12pt" style:font-size-complex="12pt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officeooo:paragraph-rsid="0006db98" style:font-size-asian="12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fo:font-style="italic" officeooo:paragraph-rsid="0006db98" style:font-size-asian="12pt" style:font-style-asian="italic" style:font-size-complex="12pt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06db98"/>
    </style:style>
    <style:style style:name="P10" style:family="paragraph" style:parent-style-name="Standard">
      <style:paragraph-properties fo:margin-left="0.0984in" fo:text-align="start" style:justify-single-word="false" style:writing-mode="lr-tb"/>
      <style:text-properties officeooo:paragraph-rsid="0006db98"/>
    </style:style>
    <style:style style:name="P11" style:family="paragraph" style:parent-style-name="Standard">
      <style:paragraph-properties fo:text-align="start" style:justify-single-word="false" fo:padding-left="0in" fo:padding-right="0in" fo:padding-top="0in" fo:padding-bottom="0.0138in" fo:border-left="none" fo:border-right="none" fo:border-top="none" fo:border-bottom="0.74pt solid #000000" style:writing-mode="lr-tb"/>
      <style:text-properties officeooo:paragraph-rsid="0006db98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6pt" officeooo:paragraph-rsid="0006db98" style:font-size-asian="16pt"/>
    </style:style>
    <style:style style:name="P13" style:family="paragraph" style:parent-style-name="Standard">
      <style:paragraph-properties fo:margin-left="0.0984in" fo:line-height="150%" fo:text-align="start" style:justify-single-word="false" style:writing-mode="lr-tb"/>
      <style:text-properties fo:font-size="14pt" fo:font-weight="bold" officeooo:paragraph-rsid="0006db98" style:font-size-asian="14pt" style:font-weight-asian="bold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4pt" officeooo:paragraph-rsid="0006db98" style:font-size-asian="14pt" style:font-size-complex="14pt"/>
    </style:style>
    <style:style style:name="P15" style:family="paragraph" style:parent-style-name="Standard">
      <style:paragraph-properties fo:text-align="start" style:justify-single-word="false" fo:padding-left="0in" fo:padding-right="0in" fo:padding-top="0in" fo:padding-bottom="0.0138in" fo:border-left="none" fo:border-right="none" fo:border-top="none" fo:border-bottom="0.74pt solid #000000" style:writing-mode="lr-tb"/>
      <style:text-properties fo:font-size="14pt" officeooo:paragraph-rsid="0006db98" style:font-size-asian="14pt" style:font-size-complex="14pt"/>
    </style:style>
    <style:style style:name="P16" style:family="paragraph" style:parent-style-name="Standard">
      <style:paragraph-properties fo:text-align="center" style:justify-single-word="false" style:writing-mode="lr-tb"/>
      <style:text-properties fo:font-size="14pt" officeooo:paragraph-rsid="0006db98" style:font-size-asian="14pt" style:font-size-complex="14pt"/>
    </style:style>
    <style:style style:name="P17" style:family="paragraph" style:parent-style-name="Standard">
      <style:paragraph-properties fo:text-align="center" style:justify-single-word="false" style:writing-mode="lr-tb"/>
      <style:text-properties officeooo:paragraph-rsid="0006db98" fo:background-color="transparent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06db98" fo:background-color="transparent"/>
    </style:style>
    <style:style style:name="P19" style:family="paragraph" style:parent-style-name="Обычный1" style:list-style-name="">
      <loext:graphic-properties draw:fill="solid" draw:fill-color="#ffffff"/>
      <style:paragraph-properties fo:margin-left="0in" fo:margin-top="0.4862in" fo:margin-bottom="0.1665in" style:contextual-spacing="false" fo:text-align="center" style:justify-single-word="false" fo:text-indent="0in" style:auto-text-indent="false" fo:background-color="#ffffff"/>
      <style:text-properties officeooo:paragraph-rsid="0006db98"/>
    </style:style>
    <style:style style:name="P20" style:family="paragraph" style:parent-style-name="Обычный1" style:list-style-name="">
      <loext:graphic-properties draw:fill="solid" draw:fill-color="#ffffff"/>
      <style:paragraph-properties fo:margin-left="0in" fo:text-align="center" style:justify-single-word="false" fo:text-indent="0in" style:auto-text-indent="false" fo:background-color="#ffffff"/>
      <style:text-properties officeooo:paragraph-rsid="0006db98"/>
    </style:style>
    <style:style style:name="P21" style:family="paragraph" style:parent-style-name="Обычный1" style:list-style-name="">
      <loext:graphic-properties draw:fill="solid" draw:fill-color="#ffffff"/>
      <style:paragraph-properties fo:margin-left="0in" fo:line-height="150%" fo:text-indent="0in" style:auto-text-indent="false" fo:background-color="#ffffff"/>
      <style:text-properties fo:font-size="16pt" officeooo:paragraph-rsid="0006db98" style:font-size-asian="16pt"/>
    </style:style>
    <style:style style:name="P2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6db98" style:font-size-asian="14pt"/>
    </style:style>
    <style:style style:name="T1" style:family="text">
      <style:text-properties fo:font-size="12pt" fo:background-color="transparent" loext:char-shading-value="0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text-transform="uppercase" fo:font-size="12pt" fo:font-weight="bold" style:font-size-asian="12pt" style:font-weight-asian="bold" style:font-size-complex="12pt"/>
    </style:style>
    <style:style style:name="T6" style:family="text">
      <style:text-properties fo:text-transform="uppercase" fo:font-size="16pt" fo:letter-spacing="0.0693in" fo:font-weight="bold" style:font-size-asian="16pt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fo:background-color="transparent" loext:char-shading-value="0" style:font-size-asian="14pt" style:font-weight-asian="bold"/>
    </style:style>
    <style:style style:name="T9" style:family="text">
      <style:text-properties fo:font-size="14pt" fo:background-color="transparent" loext:char-shading-value="0" style:font-size-asian="14pt" style:font-size-complex="14pt"/>
    </style:style>
    <style:style style:name="T10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/>
    </style:style>
    <style:style style:name="T11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background-color="transparent" loext:char-shading-value="0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4"><text:bookmark-start text:name="_GoBack"/><draw:frame draw:style-name="fr1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1in" svg:height="0.9051in" svg:viewBox="0 0 2083 2299" draw:points="-26,0 -26,2299 2057,2299 2057,0" draw:recreate-on-edit="false"/></draw:frame><text:bookmark-end text:name="_GoBack"/></text:p>
          </table:table-cell>
          <table:table-cell table:style-name="Table1.A1" office:value-type="string">
            <text:p text:style-name="P2" loext:marker-style-name="T4"><text:span text:style-name="T4">Министерство науки и высшего образования Российской Федерации</text:span></text:p>
            <text:p text:style-name="P2" loext:marker-style-name="T4"><text:span text:style-name="T4">Федеральное государственное бюджетное образовательное учреждение</text:span></text:p>
            <text:p text:style-name="P2" loext:marker-style-name="T4"><text:span text:style-name="T4">высшего образования</text:span></text:p>
            <text:p text:style-name="P3" loext:marker-style-name="T4"><text:span text:style-name="T4">«Московский государственный технический университет</text:span></text:p>
            <text:p text:style-name="P3" loext:marker-style-name="T4"><text:span text:style-name="T4">имени Н.Э. Баумана</text:span></text:p>
            <text:p text:style-name="P2" loext:marker-style-name="T4"><text:span text:style-name="T4">(национальный исследовательский университет)»</text:span></text:p>
            <text:p text:style-name="P2" loext:marker-style-name="T4"><text:span text:style-name="T4">(МГТУ им. Н.Э. Баумана)</text:span></text:p>
          </table:table-cell>
        </table:table-row>
      </table:table>
      <text:p text:style-name="P4" loext:marker-style-name="T4"/>
      <text:p text:style-name="P5" loext:marker-style-name="T4"/>
      <text:p text:style-name="P9" loext:marker-style-name="T2"><text:span text:style-name="T2">ФАКУЛЬТЕТ </text:span><text:span text:style-name="T5">Информатика и системы управления</text:span></text:p>
      <text:p text:style-name="P6" loext:marker-style-name="T2"/>
      <text:p text:style-name="P9" loext:marker-style-name="T4"><text:span text:style-name="T2">КАФЕДРА </text:span><text:span text:style-name="T5">Компьютерные системы и сети (ИУ6)</text:span></text:p>
      <text:p text:style-name="P8"/>
      <text:p text:style-name="P9" loext:marker-style-name="T2"><text:span text:style-name="T2">НАПРАВЛЕНИЕ ПОДГОТОВКИ <text:s/></text:span><text:span text:style-name="T3">09.03.01 <text:s/>ИВТ</text:span></text:p>
      <text:p text:style-name="P12"/>
      <text:p text:style-name="P12"/>
      <text:h text:style-name="P19" text:outline-level="1" loext:marker-style-name="T6"><text:span text:style-name="T6">Отчет</text:span></text:h>
      <text:h text:style-name="P20" text:outline-level="1" loext:marker-style-name="T6"><text:span text:style-name="T7">по лабораторной работе № </text:span><text:span text:style-name="T8">1</text:span></text:h>
      <text:p text:style-name="P13" loext:marker-style-name="T7"/>
      <text:p text:style-name="P10"><text:span text:style-name="T8">Название: <text:s text:c="5"/></text:span><text:span text:style-name="T10">Работа с github</text:span></text:p>
      <text:h text:style-name="P21" text:outline-level="1"/>
      <text:p text:style-name="P10"><text:span text:style-name="T8">Дисциплина: </text:span><text:span text:style-name="T11">Языки интернет программирования</text:span></text:p>
      <text:p text:style-name="P22"/>
      <text:p text:style-name="P22"/>
      <text:p text:style-name="P22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 loext:marker-style-name="T13"><text:span text:style-name="T9">Студент</text:span></text:p>
          </table:table-cell>
          <table:table-cell table:style-name="Table2.A1" office:value-type="string">
            <text:p text:style-name="P1" loext:marker-style-name="T13"><text:span text:style-name="T9">ХХХХХХ</text:span></text:p>
          </table:table-cell>
          <table:table-cell table:style-name="Table2.C1" office:value-type="string">
            <text:p text:style-name="P14" loext:marker-style-name="T13"/>
          </table:table-cell>
          <table:table-cell table:style-name="Table2.A1" office:value-type="string">
            <text:p text:style-name="P15" loext:marker-style-name="T13"/>
          </table:table-cell>
          <table:table-cell table:style-name="Table2.A1" office:value-type="string">
            <text:p text:style-name="P11" loext:marker-style-name="T13"><text:span text:style-name="T9">И.О. Фамилия</text:span></text:p>
          </table:table-cell>
        </table:table-row>
        <table:table-row table:style-name="Table2.1">
          <table:table-cell table:style-name="Table2.A1" office:value-type="string">
            <text:p text:style-name="P2" loext:marker-style-name="T13"><text:span text:style-name="T9">Власов Георги</text:span></text:p>
          </table:table-cell>
          <table:table-cell table:style-name="Table2.A1" office:value-type="string">
            <text:p text:style-name="P2" loext:marker-style-name="T14"><text:span text:style-name="T12">(иу6-32б)</text:span></text:p>
          </table:table-cell>
          <table:table-cell table:style-name="Table2.C2" office:value-type="string">
            <text:p text:style-name="P17" loext:marker-style-name="T14"/>
          </table:table-cell>
          <table:table-cell table:style-name="Table2.A1" office:value-type="string">
            <text:p text:style-name="P2" loext:marker-style-name="T14"><text:span text:style-name="T12">(Подпись, дата)</text:span></text:p>
          </table:table-cell>
          <table:table-cell table:style-name="Table2.A1" office:value-type="string">
            <text:p text:style-name="P2" loext:marker-style-name="T14"><text:span text:style-name="T12">(И.О. Фамилия)</text:span></text:p>
          </table:table-cell>
        </table:table-row>
        <table:table-row table:style-name="Table2.1">
          <table:table-cell table:style-name="Table2.A1" office:value-type="string">
            <text:p text:style-name="P16" loext:marker-style-name="T13"/>
          </table:table-cell>
          <table:table-cell table:style-name="Table2.A1" office:value-type="string">
            <text:p text:style-name="P17" loext:marker-style-name="T14"/>
          </table:table-cell>
          <table:table-cell table:style-name="Table2.C3" office:value-type="string">
            <text:p text:style-name="P17" loext:marker-style-name="T14"/>
          </table:table-cell>
          <table:table-cell table:style-name="Table2.A1" office:value-type="string">
            <text:p text:style-name="P17" loext:marker-style-name="T14"/>
          </table:table-cell>
          <table:table-cell table:style-name="Table2.A1" office:value-type="string">
            <text:p text:style-name="P17" loext:marker-style-name="T14"/>
          </table:table-cell>
        </table:table-row>
        <table:table-row table:style-name="Table2.1">
          <table:table-cell table:style-name="Table2.A1" office:value-type="string">
            <text:p text:style-name="P9" loext:marker-style-name="T13"><text:span text:style-name="T9">Преподаватель</text:span></text:p>
          </table:table-cell>
          <table:table-cell table:style-name="Table2.A1" office:value-type="string">
            <text:p text:style-name="P18" loext:marker-style-name="T14"/>
          </table:table-cell>
          <table:table-cell table:style-name="Table2.C4" office:value-type="string">
            <text:p text:style-name="P14" loext:marker-style-name="T13"/>
          </table:table-cell>
          <table:table-cell table:style-name="Table2.A1" office:value-type="string">
            <text:p text:style-name="P15" loext:marker-style-name="T13"/>
          </table:table-cell>
          <table:table-cell table:style-name="Table2.A1" office:value-type="string">
            <text:p text:style-name="P11" loext:marker-style-name="T13"><text:span text:style-name="T9">И.О. Фамилия</text:span></text:p>
          </table:table-cell>
        </table:table-row>
        <table:table-row table:style-name="Table2.1">
          <table:table-cell table:style-name="Table2.A1" office:value-type="string">
            <text:p text:style-name="P2" loext:marker-style-name="T13"><text:span text:style-name="T9">Виталий</text:span></text:p>
          </table:table-cell>
          <table:table-cell table:style-name="Table2.A1" office:value-type="string">
            <text:p text:style-name="P17" loext:marker-style-name="T14"/>
          </table:table-cell>
          <table:table-cell table:style-name="Table2.C5" office:value-type="string">
            <text:p text:style-name="P17" loext:marker-style-name="T14"/>
          </table:table-cell>
          <table:table-cell table:style-name="Table2.A1" office:value-type="string">
            <text:p text:style-name="P2" loext:marker-style-name="T14"><text:span text:style-name="T12">(Подпись, дата)</text:span></text:p>
          </table:table-cell>
          <table:table-cell table:style-name="Table2.A1" office:value-type="string">
            <text:p text:style-name="P2" loext:marker-style-name="T14"><text:span text:style-name="T12">(И.О. Фамилия)</text:span></text:p>
          </table:table-cell>
        </table:table-row>
      </table:table>
      <text:p text:style-name="P7"/>
      <text:p text:style-name="P7"/>
      <text:p text:style-name="P7"/>
      <text:p text:style-name="P2"><text:span text:style-name="T1">Москва, 2024</text:span></text:p>
      <text:p text:style-name="P2"><text:span text:style-name="T1"/></text:p>
      <text:p text:style-name="P2"><text:span text:style-name="T1"/></text:p>
      <text:p text:style-name="P2"><text:soft-page-break/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1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2:01:45.158157071</meta:creation-date>
    <dc:date>2024-09-10T12:24:10.610880216</dc:date>
    <meta:editing-duration>PT4M4S</meta:editing-duration>
    <meta:editing-cycles>1</meta:editing-cycles>
    <meta:document-statistic meta:table-count="2" meta:image-count="1" meta:object-count="0" meta:page-count="2" meta:paragraph-count="27" meta:word-count="78" meta:character-count="654" meta:non-whitespace-character-count="596"/>
    <meta:generator>LibreOffice/24.2.5.2$Linux_X86_64 LibreOffice_project/420$Build-2</meta:generator>
  </office:meta>
</office:document-meta>
</file>